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2cm" fo:min-width="3.814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5.4cm"/>
    </style:style>
    <style:style style:name="gr3" style:family="graphic" style:parent-style-name="standard">
      <style:graphic-properties draw:textarea-horizontal-align="justify" draw:textarea-vertical-align="middle" draw:auto-grow-height="false" fo:min-height="1.262cm" fo:min-width="4.5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3.45cm" fo:min-width="7.7cm"/>
    </style:style>
    <style:style style:name="gr6" style:family="graphic" style:parent-style-name="standard">
      <style:graphic-properties draw:textarea-horizontal-align="justify" draw:textarea-vertical-align="middle" draw:auto-grow-height="false" fo:min-height="1.702cm" fo:min-width="5.482cm"/>
    </style:style>
    <style:style style:name="gr7" style:family="graphic" style:parent-style-name="standard">
      <style:graphic-properties draw:textarea-horizontal-align="justify" draw:textarea-vertical-align="middle" draw:auto-grow-height="false" fo:min-height="2.438cm" fo:min-width="5.3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1cm" svg:height="4.3cm" svg:x="7cm" svg:y="3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9cm" svg:height="2.4cm" svg:x="7.1cm" svg:y="8.1cm">
          <text:p text:style-name="P1">Podaj 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2.4cm" svg:x="6cm" svg:y="11.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2" draw:layer="layout" svg:width="3.681cm" svg:height="0.962cm" svg:x="8.1cm" svg:y="12.9cm">
          <draw:text-box>
            <text:p text:style-name="P1"><text:s text:c="6"/>Podaj y</text:p>
          </draw:text-box>
        </draw:frame>
        <draw:custom-shape draw:style-name="gr5" draw:text-style-name="P1" draw:layer="layout" svg:width="8.2cm" svg:height="3.7cm" svg:x="5.6cm" svg:y="15.2cm">
          <text:p text:style-name="P1">X + y = X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5cm" svg:height="3.1cm" svg:x="5.3cm" svg:y="19.4cm">
          <text:p text:style-name="P1">Drukuj X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8.3cm" svg:height="3.8cm" svg:x="5.4cm" svg:y="23.4cm">
          <text:p text:style-name="P1">HA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21:58.613528605</meta:creation-date>
    <dc:date>2019-09-12T11:33:56.087184785</dc:date>
    <meta:editing-duration>PT54S</meta:editing-duration>
    <meta:editing-cycles>1</meta:editing-cycles>
    <meta:document-statistic meta:object-count="7"/>
    <meta:generator>LibreOffice/6.0.7.3$Linux_X86_64 LibreOffice_project/00m0$Build-3</meta:generator>
  </office:meta>
</office:document-meta>
</file>